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iberationSans-BoldItalic" svg:font-family="LiberationSans-BoldItalic" style:font-family-generic="swiss"/>
    <style:font-face style:name="LiberationSans-Regular" svg:font-family="LiberationSans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 style:list-style-name="L2"/>
    <style:style style:name="P3" style:family="paragraph" style:parent-style-name="Standard" style:list-style-name="L2">
      <style:text-properties style:font-name="Times New Roman"/>
    </style:style>
    <style:style style:name="P4" style:family="paragraph" style:parent-style-name="Standard" style:list-style-name="L3">
      <style:text-properties style:font-name="Times New Roman"/>
    </style:style>
    <style:style style:name="P5" style:family="paragraph" style:parent-style-name="Standard" style:list-style-name="L6">
      <style:text-properties style:font-name="Times New Roman"/>
    </style:style>
    <style:style style:name="P6" style:family="paragraph" style:parent-style-name="Standard" style:list-style-name="L2">
      <style:text-properties fo:font-size="12pt" fo:font-style="normal" fo:font-weight="normal" style:font-name-asian="LiberationSans-BoldItalic" style:font-size-asian="12pt" style:font-style-asian="normal" style:font-weight-asian="normal" style:font-name-complex="LiberationSans-BoldItalic" style:font-size-complex="12pt" style:font-style-complex="normal" style:font-weight-complex="normal"/>
    </style:style>
    <style:style style:name="P7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P12" style:family="paragraph" style:parent-style-name="Heading_20_1">
      <style:text-properties style:font-name="Times New Roman" fo:font-size="18pt" style:font-size-asian="18pt" style:font-size-complex="18pt"/>
    </style:style>
    <style:style style:name="P13" style:family="paragraph" style:parent-style-name="Heading_20_2">
      <style:text-properties style:font-name="Times New Roman"/>
    </style:style>
    <style:style style:name="P14" style:family="paragraph" style:parent-style-name="Heading_20_2">
      <style:paragraph-properties fo:break-before="page"/>
      <style:text-properties style:font-name="Times New Roman"/>
    </style:style>
    <style:style style:name="P15" style:family="paragraph" style:parent-style-name="Text_20_body">
      <style:text-properties style:font-name="Times New Roman"/>
    </style:style>
    <style:style style:name="P16" style:family="paragraph" style:parent-style-name="Text_20_body" style:list-style-name="L1">
      <style:text-properties style:font-name="Times New Roman"/>
    </style:style>
    <style:style style:name="T1" style:family="text">
      <style:text-properties fo:font-size="11.5pt" fo:font-weight="bold" style:font-size-asian="11.5pt" style:font-weight-asian="bold" style:font-size-complex="11.5pt" style:font-weight-complex="bold"/>
    </style:style>
    <style:style style:name="T2" style:family="text">
      <style:text-properties fo:font-size="11.5pt" style:font-name-asian="LiberationSans-Regular" style:font-size-asian="11.5pt" style:font-name-complex="LiberationSans-Regular" style:font-size-complex="11.5pt"/>
    </style:style>
    <style:style style:name="T3" style:family="text">
      <style:text-properties fo:color="#0000ff" fo:font-size="11.5pt" style:font-name-asian="LiberationSans-Regular" style:font-size-asian="11.5pt" style:font-name-complex="LiberationSans-Regular" style:font-size-complex="11.5pt"/>
    </style:style>
    <style:style style:name="T4" style:family="text">
      <style:text-properties fo:color="#0000ff" style:font-name="Times New Roman" fo:font-size="11.5pt" style:font-name-asian="LiberationSans-Regular" style:font-size-asian="11.5pt" style:font-name-complex="LiberationSans-Regular" style:font-size-complex="11.5pt"/>
    </style:style>
    <style:style style:name="T5" style:family="text">
      <style:text-properties fo:font-size="12pt" style:font-name-asian="LiberationSans-BoldItalic" style:font-size-asian="12pt" style:font-name-complex="LiberationSans-BoldItalic" style:font-size-complex="12pt"/>
    </style:style>
    <style:style style:name="T6" style:family="text">
      <style:text-properties fo:font-size="12pt" fo:font-style="normal" fo:font-weight="normal" style:font-name-asian="LiberationSans-BoldItalic" style:font-size-asian="12pt" style:font-style-asian="normal" style:font-weight-asian="normal" style:font-name-complex="LiberationSans-BoldItalic" style:font-size-complex="12pt" style:font-style-complex="normal" style:font-weight-complex="normal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7pt" style:font-name-asian="LiberationSans-BoldItalic" style:font-size-asian="7pt" style:font-name-complex="LiberationSans-BoldItalic" style:font-size-complex="7pt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1.5pt" style:font-name-asian="LiberationSans-Regular" style:font-size-asian="11.5pt" style:font-name-complex="LiberationSans-Regular" style:font-size-complex="11.5pt"/>
    </style:style>
    <style:style style:name="T11" style:family="tex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T12" style:family="text">
      <style:text-properties fo:font-size="18pt"/>
    </style:style>
    <style:style style:name="T13" style:family="text">
      <style:text-properties style:font-size-asian="18pt"/>
    </style:style>
    <style:style style:name="T14" style:family="text">
      <style:text-properties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David Laban MEng (Hons) MA (Cantab)</text:h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13" text:outline-level="2">Contact:</text:h>
            <text:p text:style-name="P1">9 Gordon Ave</text:p>
            <text:p text:style-name="P1">Highams Park</text:p>
            <text:p text:style-name="P1">London</text:p>
            <text:p text:style-name="P1">E4 9QT</text:p>
          </table:table-cell>
          <table:table-cell table:style-name="Table1.A1" office:value-type="string">
            <text:p text:style-name="P1"><text:span text:style-name="T1">Phone: </text:span><text:span text:style-name="T2">07809 395 832</text:span></text:p>
            <text:p text:style-name="P1"><text:span text:style-name="T1">Email: </text:span><text:span text:style-name="T3">alsuren@gmail.com</text:span></text:p>
            <text:p text:style-name="P1"><text:span text:style-name="T1">Web: </text:span><text:span text:style-name="T3">http://alsuren.wordpress.com/</text:span></text:p>
            <text:p text:style-name="P1"><text:span text:style-name="T1">IRC: </text:span><text:span text:style-name="T2">alsuren on freenode.net</text:span></text:p>
            <text:p text:style-name="P1"><text:span text:style-name="T2"/></text:p>
          </table:table-cell>
        </table:table-row>
      </table:table>
      <text:p text:style-name="P15"/>
      <text:h text:style-name="Heading_20_2" text:outline-level="2">Highlights/Timeline:</text:h>
      <text:list xml:id="list40666462" text:style-name="L1">
        <text:list-item>
          <text:p text:style-name="P16">Sept 2011 – May 2012: Music, Software and Dance Researcher.</text:p>
          <text:list>
            <text:list-item>
              <text:p text:style-name="P16">Prototyped Audio/Video Applications for Windows, OSX, Linux and Android.</text:p>
            </text:list-item>
            <text:list-item>
              <text:p text:style-name="P16">Contributed to Open Source Software projects like Tomahawk.</text:p>
            </text:list-item>
            <text:list-item>
              <text:p text:style-name="P16">Engaged in Lindy Hop, Balboa, Authentic Jazz dance training and teaching.</text:p>
              <text:list>
                <text:list-item>
                  <text:p text:style-name="P16">Applied my passion for problem solving to understanding/teaching dance.</text:p>
                </text:list-item>
                <text:list-item>
                  <text:p text:style-name="P16">Developed approachable teaching attitudes.</text:p>
                </text:list-item>
              </text:list>
            </text:list-item>
            <text:list-item>
              <text:p text:style-name="P16">Provided DJing and DJ mentoring services for Lindy Hop and Balboa Dancers.</text:p>
              <text:list>
                <text:list-item>
                  <text:p text:style-name="P16">Further improved my understanding of jazz music.</text:p>
                  <text:p text:style-name="P16"/>
                </text:list-item>
              </text:list>
            </text:list-item>
          </text:list>
        </text:list-item>
        <text:list-item>
          <text:p text:style-name="P16">Sept 2009 – Sept 2011: Software Enginner, Collabora Ltd.</text:p>
          <text:list>
            <text:list-item>
              <text:p text:style-name="P16">Developed Next Generation VoIP APIs for Telepathy (Maemo; Gnome)</text:p>
            </text:list-item>
            <text:list-item>
              <text:p text:style-name="P16">Coordinated with Open Source developers and clients on 5 of 7 continents.</text:p>
            </text:list-item>
            <text:list-item>
              <text:p text:style-name="P16">Improved coordination within Cambridge with weekly stand-up meetings.</text:p>
            </text:list-item>
            <text:list-item>
              <text:p text:style-name="P16">Drove forwards automated and facilitated testing schemes with the following:</text:p>
              <text:list>
                <text:list-item>
                  <text:p text:style-name="P16">XMPP interoperability testing service, for VoIP users and developers.</text:p>
                </text:list-item>
                <text:list-item>
                  <text:p text:style-name="P16">Automated Validation of Gstreamer on ARM (for Linaro).</text:p>
                </text:list-item>
                <text:list-item>
                  <text:p text:style-name="P16">Initiated Sea Change in how Nokia treats testing within their SIP product.</text:p>
                </text:list-item>
              </text:list>
            </text:list-item>
            <text:list-item>
              <text:p text:style-name="P16">Moved to Montreal for 3 months, to work more closely with our VoIP experts, while keeping my existing responsibilities.</text:p>
            </text:list-item>
            <text:list-item>
              <text:p text:style-name="P16">Adapted to wide range of tools (C, Python, SQL, C++, lua, git, bzr, autotools etc.)</text:p>
              <text:p text:style-name="P16"/>
            </text:list-item>
          </text:list>
        </text:list-item>
        <text:list-item>
          <text:p text:style-name="P16">2008-2009: MEng Project: At-A-Glance Song Visualisation, Cambridge University:</text:p>
          <text:list>
            <text:list-item>
              <text:p text:style-name="P16">Evaluated methods of feature extraction (HMM methods and others).</text:p>
            </text:list-item>
            <text:list-item>
              <text:p text:style-name="P16">Produced 2D thumbnails from many-dimensional features.</text:p>
            </text:list-item>
          </text:list>
        </text:list-item>
      </text:list>
      <text:list xml:id="list40653736" text:style-name="L2">
        <text:list-item>
          <text:p text:style-name="P3">2005-2009: Engineering Undergraduate, Peterhouse College, Cambridge University:</text:p>
          <text:list>
            <text:list-item>
              <text:p text:style-name="P2"><text:span text:style-name="T5">4th</text:span><text:span text:style-name="T8"> </text:span><text:span text:style-name="T5">year: MEn</text:span><text:span text:style-name="T6">g (Hons)</text:span></text:p>
            </text:list-item>
            <text:list-item>
              <text:p text:style-name="P6">3rd year BA (Hons) Engineering: 2:2</text:p>
            </text:list-item>
            <text:list-item>
              <text:p text:style-name="P6">1st and 2nd years (General Engineering): 2:1</text:p>
            </text:list-item>
            <text:list-item>
              <text:p text:style-name="P7">2007: Second Year Computing Prize (Decryption):</text:p>
            </text:list-item>
            <text:list-item>
              <text:p text:style-name="P2"><text:span text:style-name="T7">2006: First Year</text:span> Structural Design Prize (Bridge Design and Manufacture)</text:p>
              <text:p text:style-name="P2"/>
            </text:list-item>
          </text:list>
        </text:list-item>
        <text:list-item>
          <text:p text:style-name="P2">2003-2005: Bancroft’s School:</text:p>
          <text:list>
            <text:list-item>
              <text:p text:style-name="P2"><text:span text:style-name="T10">Maths: </text:span><text:span text:style-name="T11">A</text:span><text:span text:style-name="T10">, Further Maths: </text:span><text:span text:style-name="T11">A</text:span><text:span text:style-name="T10">, Physics: </text:span><text:span text:style-name="T11">A</text:span><text:span text:style-name="T10">, Electronics: </text:span><text:span text:style-name="T11">A, </text:span><text:span text:style-name="T10">AEA Physics: </text:span><text:span text:style-name="T11">Merit</text:span><text:span text:style-name="T10">.</text:span></text:p>
            </text:list-item>
          </text:list>
        </text:list-item>
        <text:list-item>
          <text:p text:style-name="P3">1995-2003: Highams Park School:</text:p>
          <text:list>
            <text:list-item>
              <text:p text:style-name="P2"><text:span text:style-name="T10">11 GCSEs including 6 at </text:span><text:span text:style-name="T11">A*</text:span></text:p>
            </text:list-item>
          </text:list>
        </text:list-item>
      </text:list>
      <text:h text:style-name="P14" text:outline-level="2"/>
      <text:h text:style-name="P13" text:outline-level="2">Ongoing Engagements/Interests:</text:h>
      <text:list xml:id="list40664581" text:style-name="L3">
        <text:list-item>
          <text:p text:style-name="P8">2006-present: Lindy Hop (Swing Dancing):</text:p>
          <text:list>
            <text:list-item>
              <text:p text:style-name="P8">Taught small and large classes (from 1 to 50 students at a time).</text:p>
            </text:list-item>
            <text:list-item>
              <text:p text:style-name="P8">Performed to large crowds at events like St John’s May Ball and Strawberry Fair.</text:p>
            </text:list-item>
            <text:list-item>
              <text:p text:style-name="P4">DJed at dance events: Gained a practical understanding of rhythm.</text:p>
              <text:p text:style-name="P4"/>
            </text:list-item>
          </text:list>
        </text:list-item>
      </text:list>
      <text:list xml:id="list40654816" text:style-name="L4">
        <text:list-item>
          <text:p text:style-name="P9">2006-present: Contributions to existing Open Source Projects:</text:p>
          <text:list>
            <text:list-item>
              <text:p text:style-name="P9">Improved Tomahawk integration with Spotify and other online services.</text:p>
            </text:list-item>
            <text:list-item>
              <text:p text:style-name="P9">Improved the help system for the official Python Interpreter.</text:p>
            </text:list-item>
            <text:list-item>
              <text:p text:style-name="P9">Bug-fixes and feature enhancements in numerous other projects.</text:p>
            </text:list-item>
          </text:list>
        </text:list-item>
        <text:list-item>
          <text:p text:style-name="P9">2006-present: Programming for Personal use:</text:p>
          <text:list>
            <text:list-item>
              <text:p text:style-name="P9">Retroscope: GStreamer-based Dance Training/Video Feedback app.</text:p>
            </text:list-item>
            <text:list-item>
              <text:p text:style-name="P9">CupsAndString: command-line instant messaging client in &lt; 256 lines of python.</text:p>
            </text:list-item>
            <text:list-item>
              <text:p text:style-name="P9">Customised NetworkManager for automated setup + secure tunnelling.</text:p>
            </text:list-item>
            <text:list-item>
              <text:p text:style-name="P9">Created multiple Amarok scripts (Python/SQL).</text:p>
              <text:p text:style-name="P9"/>
            </text:list-item>
          </text:list>
        </text:list-item>
        <text:list-item>
          <text:p text:style-name="P9">2005-present: Online user support (#kde, #python, #telepathy, #tomahawk etc.):</text:p>
          <text:list>
            <text:list-item>
              <text:p text:style-name="P9">Helped users to solve their problems; found/fixed many bugs.</text:p>
            </text:list-item>
            <text:list-item>
              <text:p text:style-name="P9">Learnt a lot about netiquette; pitfalls in UI/API design.</text:p>
            </text:list-item>
          </text:list>
        </text:list-item>
        <text:list-item>
          <text:p text:style-name="P9">2003-present: Hardware Modification (Some example projects):</text:p>
          <text:list>
            <text:list-item>
              <text:p text:style-name="P9">Member of The London Hackspace.</text:p>
            </text:list-item>
            <text:list-item>
              <text:p text:style-name="P9">Fixed miscellaneous broken computer hardware (keyboards, PDAs etc.)</text:p>
            </text:list-item>
            <text:list-item>
              <text:p text:style-name="P9">Created hardware audio mixer (for iPod/PC to share speakers).</text:p>
            </text:list-item>
          </text:list>
        </text:list-item>
        <text:list-item>
          <text:p text:style-name="P9">2003-present: Website Design and Maintainence:</text:p>
          <text:list>
            <text:list-item>
              <text:p text:style-name="P9">Produced Initial Annor Ltd Company website, and migrated to simpler Google hosting.</text:p>
            </text:list-item>
            <text:list-item>
              <text:p text:style-name="P9">Bancroft’s School Webteam (HTML, Javascript; Dreamweaver)</text:p>
            </text:list-item>
          </text:list>
        </text:list-item>
      </text:list>
      <text:p text:style-name="Standard"/>
      <text:p text:style-name="Standard"/>
      <text:h text:style-name="Heading_20_2" text:outline-level="2">Travel:</text:h>
      <text:list xml:id="list40646200" text:style-name="L5">
        <text:list-item>
          <text:p text:style-name="P10">2011: 3 Months living and working in Montreal.</text:p>
        </text:list-item>
        <text:list-item>
          <text:p text:style-name="P10">2006-2011: Attended; represented my company at KDE’s Akademy and Desktop Summit.</text:p>
        </text:list-item>
        <text:list-item>
          <text:p text:style-name="P10">2009-present: Attended Herräng Dance Camp, Sweden; various workshops around Europe.</text:p>
        </text:list-item>
        <text:list-item>
          <text:p text:style-name="P10">2007-present: Hosted foreign dancers at, and attended various UK Lindy Exchanges.</text:p>
        </text:list-item>
        <text:list-item>
          <text:p text:style-name="P10">2005: Albany, New York + Camping in Plattsburgh, New York.</text:p>
        </text:list-item>
        <text:list-item>
          <text:p text:style-name="P10">2004: Colorado + Utah: Engineering Summer program at University of Colorado, Boulder.</text:p>
        </text:list-item>
      </text:list>
      <text:p text:style-name="Standard"/>
      <text:p text:style-name="Standard"/>
      <text:h text:style-name="Heading_20_2" text:outline-level="2">References:</text:h>
      <text:list xml:id="list40645495" text:style-name="L6">
        <text:list-item>
          <text:p text:style-name="P5">Sjoerd Simons (Head of R&amp;D, Collabora)</text:p>
          <text:list>
            <text:list-item>
              <text:p text:style-name="P11">Email:<text:span text:style-name="T9"> </text:span><text:a xlink:type="simple" xlink:href="mailto:sjoerd.simons@collabora.com"><text:span text:style-name="T9">sjoerd.simons@collabora.com</text:span></text:a><text:span text:style-name="T9"> </text:span></text:p>
            </text:list-item>
          </text:list>
        </text:list-item>
        <text:list-item>
          <text:p text:style-name="P5">Digby Symons (Director of Studies, Cambridge)</text:p>
          <text:list>
            <text:list-item>
              <text:p text:style-name="P11"><text:span text:style-name="T11">Phone: </text:span><text:span text:style-name="T10">01223 760502</text:span></text:p>
            </text:list-item>
            <text:list-item>
              <text:p text:style-name="P11"><text:span text:style-name="T11">Email: </text:span><text:a xlink:type="simple" xlink:href="mailto:dds11@cam.ac.uk"><text:span text:style-name="T9">dds11@cam.ac.uk</text:span></text:a><text:span text:style-name="T4">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LiberationSans-BoldItalic" svg:font-family="LiberationSans-BoldItalic" style:font-family-generic="swiss"/>
    <style:font-face style:name="LiberationSans-Regular" svg:font-family="LiberationSans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/>
      <style:text-properties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>David Laban<text:tab/><text:tab/><text:date style:data-style-name="N84" text:date-value="2012-01-10T16:58:08.96" text:fixed="true">2012-01-10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6T19:16:59.40</meta:creation-date>
    <dc:date>2012-07-13T21:23:28.85</dc:date>
    <meta:editing-duration>P2DT15H59M13S</meta:editing-duration>
    <meta:editing-cycles>10</meta:editing-cycles>
    <meta:generator>LibreOffice/3.4$Win32 LibreOffice_project/340m1$Build-302</meta:generator>
    <dc:title>David Laban CV</dc:title>
    <meta:document-statistic meta:table-count="1" meta:image-count="0" meta:object-count="0" meta:page-count="2" meta:paragraph-count="80" meta:word-count="638" meta:character-count="4222" meta:non-whitespace-character-count="3726"/>
  </office:meta>
</office:document-meta>
</file>